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6.25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, THT 2,5mm</text:p>
          </table:table-cell>
          <table:table-cell office:value-type="string" calcext:value-type="string">
            <text:p>for P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-D5, D7-D14, D15-D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D 1206</text:p>
          </table:table-cell>
          <table:table-cell office:value-type="string" calcext:value-type="string">
            <text:p>for GP0-GP5 and shift-regis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85</text:p>
          </table:table-cell>
          <table:table-cell office:value-type="string" calcext:value-type="string">
            <text:p>PIC programming interfa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1602A</text:p>
          </table:table-cell>
          <table:table-cell office:value-type="string" calcext:value-type="string">
            <text:p>display, 1x16 female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-J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pullup/led for GP0-GP5 (shunt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ICS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TRIS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8, J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GP/TR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TRIS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DATin for shift-register (shu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shift-register out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shift-register out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J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5</text:p>
          </table:table-cell>
          <table:table-cell office:value-type="string" calcext:value-type="string">
            <text:p>GND/5V on prototyping-area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CLKin for shift-register (shu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-Jack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RUN/PGM (shu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CL select GP1/RB6 (shu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DA select GP2/RB4 (shu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J21, J2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SO-8 breakout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J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OT-223 breakout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, R3, R5, R7, R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 1206 4.7k</text:p>
          </table:table-cell>
          <table:table-cell office:value-type="string" calcext:value-type="string">
            <text:p>pullups for GP0-GP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6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 1206 4.7k</text:p>
          </table:table-cell>
          <table:table-cell office:value-type="string" calcext:value-type="string">
            <text:p>pullups for I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, R4, R6, R8, R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 1206 1k</text:p>
          </table:table-cell>
          <table:table-cell office:value-type="string" calcext:value-type="string">
            <text:p>for LEDs on GP0-GP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1, R13, R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 1206 1k</text:p>
          </table:table-cell>
          <table:table-cell office:value-type="string" calcext:value-type="string">
            <text:p>PIC programming interfa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1206 22k</text:p>
          </table:table-cell>
          <table:table-cell office:value-type="string" calcext:value-type="string">
            <text:p>PIC programming interfa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1206 220</text:p>
          </table:table-cell>
          <table:table-cell office:value-type="string" calcext:value-type="string">
            <text:p>for display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N1, 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Net 680</text:p>
          </table:table-cell>
          <table:table-cell office:value-type="string" calcext:value-type="string">
            <text:p>for shift-register LED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3362P 10K</text:p>
          </table:table-cell>
          <table:table-cell office:value-type="string" calcext:value-type="string">
            <text:p>for display (optiona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rese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-socket</text:p>
          </table:table-cell>
          <table:table-cell office:value-type="string" calcext:value-type="string">
            <text:p>or normal socket together with displa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2, 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shift-registers (or 2x8 socket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U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option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U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optional</text:p>
          </table:table-cell>
          <table:table-cell table:number-columns-repeated="1020"/>
        </table:table-row>
      </table:table>
      <table:named-expressions>
        <table:named-range table:name="HTML_1" table:base-cell-address="$Tabelle1.$A$1" table:cell-range-address="$Tabelle1.$A$1:.$C$35"/>
        <table:named-range table:name="HTML_all" table:base-cell-address="$Tabelle1.$A$1" table:cell-range-address="$Tabelle1.$A$1:.$C$35"/>
        <table:named-expression table:name="HTML_tables" table:base-cell-address="$Tabelle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.00.0000</text:date>, <text:time style:data-style-name="N2" text:time-value="08:51:21.4519897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KiCad BOM Example 5</dc:title>
    <dc:date>2020-10-09T08:56:09.341964391</dc:date>
    <meta:editing-duration>PT10M5S</meta:editing-duration>
    <meta:editing-cycles>4</meta:editing-cycles>
    <meta:generator>LibreOffice/6.4.5.2$Linux_X86_64 LibreOffice_project/40$Build-2</meta:generator>
    <meta:document-statistic meta:table-count="1" meta:cell-count="140" meta:object-count="0"/>
  </office:meta>
</office:document-meta>
</file>